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Module Name</text:p>
          </table:table-cell>
          <table:table-cell table:style-name="ce2" office:value-type="string" calcext:value-type="string" table:number-columns-spanned="2" table:number-rows-spanned="1">
            <text:p>Test Scenarios</text:p>
          </table:table-cell>
          <table:covered-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stomers</text:p>
          </table:table-cell>
          <table:table-cell office:value-type="string" calcext:value-type="string">
            <text:p>Add new customer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Search for a customer</text:p>
          </table:table-cell>
          <table:table-cell office:value-type="string" calcext:value-type="string">
            <text:p>Search by Email</text:p>
          </table:table-cell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Search by FristName</text:p>
          </table:table-cell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Search by LastNam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ort Customer</text:p>
          </table:table-cell>
          <table:table-cell office:value-type="string" calcext:value-type="string">
            <text:p>Export selected customers to X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rt ALL customers to X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port selected customers to Exc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rt ALL customers to Exce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dit Customer Detail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ete custom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07:38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8-23T15:41:38.603000000</dc:date>
    <meta:editing-duration>P2DT3H23M47S</meta:editing-duration>
    <meta:editing-cycles>1</meta:editing-cycles>
    <meta:document-statistic meta:table-count="1" meta:cell-count="19" meta:object-count="0"/>
  </office:meta>
</office:document-meta>
</file>